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gr5" style:family="graphic" style:parent-style-name="standard">
      <style:graphic-properties draw:stroke="none" svg:stroke-color="#000000" draw:fill="none" draw:fill-color="#ffffff" fo:min-height="0.923cm"/>
    </style:style>
    <style:style style:name="gr6" style:family="graphic" style:parent-style-name="standard">
      <style:graphic-properties draw:stroke="none" svg:stroke-color="#000000" draw:fill="none" draw:fill-color="#ffffff" fo:min-height="0.9cm"/>
    </style:style>
    <style:style style:name="gr7" style:family="graphic" style:parent-style-name="standard">
      <style:graphic-properties draw:stroke="none" svg:stroke-color="#000000" draw:fill="none" draw:fill-color="#ffffff" fo:min-height="0.7cm"/>
    </style:style>
    <style:style style:name="gr8" style:family="graphic" style:parent-style-name="standard">
      <style:graphic-properties draw:stroke="none" svg:stroke-color="#000000" draw:fill="none" draw:fill-color="#ffffff" fo:min-height="0.623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4" draw:id="id4" draw:layer="layout" svg:width="4cm" svg:height="2.1cm" svg:x="8cm" svg:y="1.9cm">
          <text:p text:style-name="P1">START APP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cm" svg:height="2cm" svg:x="8cm" svg:y="5cm">
          <text:p text:style-name="P1">Video </text:p>
          <text:p text:style-name="P1">Presentación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cm" svg:height="2cm" svg:x="8cm" svg:y="8cm">
          <text:p text:style-name="P1">Menú</text:p>
          <text:p text:style-name="P1">Principal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6cm" svg:height="6cm" svg:x="6.7cm" svg:y="11cm">
          <text:p text:style-name="P1">Aparecen</text:p>
          <text:p text:style-name="P1">Botones del Menú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6" draw:id="id6" draw:layer="layout" svg:width="2.9cm" svg:height="2cm" svg:x="1.3cm" svg:y="19cm">
          <text:p text:style-name="P1">Jugar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cm" svg:height="2cm" svg:x="4.6cm" svg:y="19cm">
          <text:p text:style-name="P1">Cargar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cm" svg:height="2cm" svg:x="8cm" svg:y="19cm">
          <text:p text:style-name="P1">Opciones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cm" svg:height="2cm" svg:x="12.3cm" svg:y="19cm">
          <text:p text:style-name="P1">Credito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cm" svg:y1="10cm" svg:x2="10cm" svg:y2="11cm" draw:start-shape="id1" draw:start-glue-point="2" draw:end-shape="id2" draw:end-glue-point="4" svg:d="m10000 10000v1000" svg:viewBox="0 0 1 1001">
          <text:p/>
        </draw:connector>
        <draw:connector draw:style-name="gr2" draw:text-style-name="P1" draw:layer="layout" draw:type="line" svg:x1="10cm" svg:y1="7cm" svg:x2="10cm" svg:y2="8cm" draw:start-shape="id3" draw:start-glue-point="2" draw:end-shape="id1" draw:end-glue-point="0" svg:d="m10000 7000v1000" svg:viewBox="0 0 1 1001">
          <text:p/>
        </draw:connector>
        <draw:connector draw:style-name="gr2" draw:text-style-name="P1" draw:layer="layout" draw:type="line" svg:x1="10cm" svg:y1="4cm" svg:x2="10cm" svg:y2="5cm" draw:start-shape="id4" draw:start-glue-point="2" draw:end-shape="id3" draw:end-glue-point="0" svg:d="m10000 4000v1000" svg:viewBox="0 0 1 1001">
          <text:p/>
        </draw:connector>
        <draw:connector draw:style-name="gr2" draw:text-style-name="P1" draw:layer="layout" svg:x1="10cm" svg:y1="17cm" svg:x2="6.1cm" svg:y2="19cm" draw:start-shape="id2" draw:start-glue-point="6" draw:end-shape="id5" draw:end-glue-point="0" svg:d="m10000 17000v1001h-3900v999" svg:viewBox="0 0 3901 2001">
          <text:p/>
        </draw:connector>
        <draw:connector draw:style-name="gr2" draw:text-style-name="P1" draw:layer="layout" svg:x1="10cm" svg:y1="17cm" svg:x2="2.75cm" svg:y2="19cm" draw:start-shape="id2" draw:start-glue-point="6" draw:end-shape="id6" draw:end-glue-point="0" svg:d="m10000 17000v1001h-7250v999" svg:viewBox="0 0 7251 2001">
          <text:p/>
        </draw:connector>
        <draw:connector draw:style-name="gr2" draw:text-style-name="P1" draw:layer="layout" svg:x1="10cm" svg:y1="17cm" svg:x2="14.3cm" svg:y2="19cm" draw:start-shape="id2" draw:start-glue-point="6" draw:end-shape="id7" draw:end-glue-point="0" svg:d="m10000 17000v1001h4300v999" svg:viewBox="0 0 4301 2001">
          <text:p/>
        </draw:connector>
        <draw:connector draw:style-name="gr2" draw:text-style-name="P1" draw:layer="layout" svg:x1="10cm" svg:y1="17cm" svg:x2="10cm" svg:y2="19cm" draw:start-shape="id2" draw:start-glue-point="6" draw:end-shape="id8" draw:end-glue-point="0" svg:d="m10000 17000v2000" svg:viewBox="0 0 1 2001">
          <text:p/>
        </draw:connector>
        <draw:custom-shape draw:style-name="gr1" draw:text-style-name="P1" xml:id="id9" draw:id="id9" draw:layer="layout" svg:width="3.2cm" svg:height="2cm" svg:x="16.6cm" svg:y="19cm">
          <text:p text:style-name="P1">Help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cm" svg:y1="17cm" svg:x2="18.2cm" svg:y2="19cm" draw:start-shape="id2" draw:start-glue-point="6" draw:end-shape="id9" draw:end-glue-point="0" svg:d="m10000 17000v1001h8200v999" svg:viewBox="0 0 8201 2001">
          <text:p/>
        </draw:connector>
        <draw:custom-shape draw:style-name="gr1" draw:text-style-name="P1" xml:id="id13" draw:id="id13" draw:layer="layout" svg:width="2.6cm" svg:height="1.6cm" svg:x="4.8cm" svg:y="22cm">
          <text:p text:style-name="P1">Pagina 3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xml:id="id14" draw:id="id14" draw:layer="layout" svg:width="2.6cm" svg:height="1.6cm" svg:x="1.4cm" svg:y="22cm">
          <text:p text:style-name="P1">Pagina 2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xml:id="id10" draw:id="id10" draw:layer="layout" svg:width="2.6cm" svg:height="1.6cm" svg:x="8.7cm" svg:y="21.9cm">
          <text:p text:style-name="P1">Pagina 2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xml:id="id12" draw:id="id12" draw:layer="layout" svg:width="2.6cm" svg:height="1.6cm" svg:x="16.9cm" svg:y="22cm">
          <text:p text:style-name="P1">Pagina 2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xml:id="id11" draw:id="id11" draw:layer="layout" svg:width="2.6cm" svg:height="1.6cm" svg:x="13cm" svg:y="22cm">
          <text:p text:style-name="P1">Pagina 2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line" svg:x1="10cm" svg:y1="21cm" svg:x2="10cm" svg:y2="21.9cm" draw:start-shape="id8" draw:start-glue-point="2" draw:end-shape="id10" draw:end-glue-point="4" svg:d="m10000 21000v900" svg:viewBox="0 0 1 901">
          <text:p/>
        </draw:connector>
        <draw:connector draw:style-name="gr3" draw:text-style-name="P1" draw:layer="layout" draw:type="line" svg:x1="14.3cm" svg:y1="21cm" svg:x2="14.3cm" svg:y2="22cm" draw:start-shape="id7" draw:start-glue-point="2" draw:end-shape="id11" draw:end-glue-point="4" svg:d="m14300 21000v1000" svg:viewBox="0 0 1 1001">
          <text:p/>
        </draw:connector>
        <draw:connector draw:style-name="gr3" draw:text-style-name="P1" draw:layer="layout" draw:type="line" svg:x1="18.2cm" svg:y1="21cm" svg:x2="18.2cm" svg:y2="22cm" draw:start-shape="id9" draw:start-glue-point="2" draw:end-shape="id12" draw:end-glue-point="4" svg:d="m18200 21000v1000" svg:viewBox="0 0 1 1001">
          <text:p/>
        </draw:connector>
        <draw:connector draw:style-name="gr3" draw:text-style-name="P1" draw:layer="layout" draw:type="line" svg:x1="6.1cm" svg:y1="21cm" svg:x2="6.1cm" svg:y2="22cm" draw:start-shape="id5" draw:start-glue-point="2" draw:end-shape="id13" draw:end-glue-point="4" svg:d="m6100 21000v1000" svg:viewBox="0 0 1 1001">
          <text:p/>
        </draw:connector>
        <draw:connector draw:style-name="gr3" draw:text-style-name="P1" draw:layer="layout" draw:type="line" svg:x1="2.75cm" svg:y1="21cm" svg:x2="2.7cm" svg:y2="22cm" draw:start-shape="id6" draw:start-glue-point="2" draw:end-shape="id14" draw:end-glue-point="4" svg:d="m2750 21000-50 1000" svg:viewBox="0 0 51 1001">
          <text:p/>
        </draw:connector>
      </draw:page>
      <draw:page draw:name="page2" draw:style-name="dp1" draw:master-page-name="Predeterminado">
        <draw:frame draw:style-name="gr4" draw:layer="layout" svg:width="6.3cm" svg:height="0.962cm" svg:x="4cm" svg:y="1.238cm">
          <draw:text-box>
            <text:p>MENU NEW GAME</text:p>
          </draw:text-box>
        </draw:frame>
        <draw:custom-shape draw:style-name="gr1" draw:text-style-name="P1" xml:id="id15" draw:id="id15" draw:layer="layout" svg:width="4cm" svg:height="2cm" svg:x="8cm" svg:y="3cm">
          <text:p text:style-name="P1">Menú </text:p>
          <text:p text:style-name="P1">Principal</text:p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4.4cm" svg:height="5cm" svg:x="7.8cm" svg:y="14cm">
          <text:p text:style-name="P1">Información</text:p>
          <text:p text:style-name="P1">Personaj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6" draw:id="id16" draw:layer="layout" svg:width="4.1cm" svg:height="5cm" svg:x="7.9cm" svg:y="7.1cm">
          <text:p text:style-name="P1">Selección</text:p>
          <text:p text:style-name="P1">Personaj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0cm" svg:y1="5cm" svg:x2="9.95cm" svg:y2="7.1cm" draw:start-shape="id15" draw:start-glue-point="2" draw:end-shape="id16" draw:end-glue-point="4" svg:d="m10000 5000v1050h-50v1050" svg:viewBox="0 0 51 2101">
          <text:p/>
        </draw:connector>
        <draw:connector draw:style-name="gr2" draw:text-style-name="P1" draw:layer="layout" svg:x1="9.95cm" svg:y1="12.1cm" svg:x2="10cm" svg:y2="14cm" draw:start-shape="id16" draw:start-glue-point="6" draw:end-shape="id17" draw:end-glue-point="4" svg:d="m9950 12100v951h50v949" svg:viewBox="0 0 51 1901">
          <text:p/>
        </draw:connector>
        <draw:connector draw:style-name="gr2" draw:text-style-name="P1" draw:layer="layout" svg:x1="12.2cm" svg:y1="16.5cm" svg:x2="12cm" svg:y2="9.6cm" draw:start-shape="id17" draw:start-glue-point="7" draw:end-shape="id16" draw:end-glue-point="7" svg:d="m12200 16500h502v-6900h-702" svg:viewBox="0 0 703 6901">
          <text:p/>
        </draw:connector>
        <draw:connector draw:style-name="gr2" draw:text-style-name="P1" draw:layer="layout" svg:x1="7.9cm" svg:y1="9.6cm" svg:x2="8cm" svg:y2="4cm" draw:start-shape="id16" draw:start-glue-point="5" draw:end-shape="id15" draw:end-glue-point="3" svg:d="m7900 9600h-501v-5600h601" svg:viewBox="0 0 602 5601">
          <text:p/>
        </draw:connector>
        <draw:connector draw:style-name="gr2" draw:text-style-name="P1" draw:layer="layout" svg:x1="10cm" svg:y1="19cm" svg:x2="10cm" svg:y2="21cm" draw:start-shape="id17" draw:start-glue-point="6" svg:d="m10000 19000v2000" svg:viewBox="0 0 1 2001">
          <text:p/>
        </draw:connector>
        <draw:custom-shape draw:style-name="gr1" draw:text-style-name="P1" draw:layer="layout" svg:width="4cm" svg:height="2cm" svg:x="8cm" svg:y="21cm">
          <text:p text:style-name="P1">Juego</text:p>
          <draw:enhanced-geometry svg:viewBox="0 0 21600 21600" draw:type="rectangle" draw:enhanced-path="M 0 0 L 21600 0 21600 21600 0 21600 0 0 Z N"/>
        </draw:custom-shape>
        <draw:frame draw:style-name="gr5" draw:layer="layout" svg:width="2cm" svg:height="1.173cm" svg:x="5cm" svg:y="6.6cm">
          <draw:text-box>
            <text:p>Back</text:p>
          </draw:text-box>
        </draw:frame>
        <draw:frame draw:style-name="gr5" draw:layer="layout" svg:width="2cm" svg:height="1.173cm" svg:x="13cm" svg:y="11.7cm">
          <draw:text-box>
            <text:p>Back</text:p>
          </draw:text-box>
        </draw:frame>
        <draw:frame draw:style-name="gr5" draw:layer="layout" svg:width="4.1cm" svg:height="1.173cm" svg:x="10.2cm" svg:y="5.3cm">
          <draw:text-box>
            <text:p>New game</text:p>
          </draw:text-box>
        </draw:frame>
        <draw:frame draw:style-name="gr5" draw:layer="layout" svg:width="3.7cm" svg:height="1.173cm" svg:x="6cm" svg:y="12.327cm">
          <draw:text-box>
            <text:p>Personaje</text:p>
          </draw:text-box>
        </draw:frame>
        <draw:frame draw:style-name="gr5" draw:layer="layout" svg:width="2cm" svg:height="1.173cm" svg:x="10.2cm" svg:y="19.2cm">
          <draw:text-box>
            <text:p>Play</text:p>
          </draw:text-box>
        </draw:frame>
      </draw:page>
      <draw:page draw:name="page3" draw:style-name="dp1" draw:master-page-name="Predeterminado">
        <draw:frame draw:style-name="gr4" draw:layer="layout" svg:width="6.3cm" svg:height="0.962cm" svg:x="4cm" svg:y="1.338cm">
          <draw:text-box>
            <text:p>MENU LOAD</text:p>
          </draw:text-box>
        </draw:frame>
        <draw:custom-shape draw:style-name="gr1" draw:text-style-name="P1" xml:id="id18" draw:id="id18" draw:layer="layout" svg:width="4cm" svg:height="2cm" svg:x="8cm" svg:y="3cm">
          <text:p text:style-name="P1">Menu </text:p>
          <text:p text:style-name="P1">Principal</text:p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4.1cm" svg:height="5cm" svg:x="7.93cm" svg:y="7.97cm">
          <text:p text:style-name="P1">Seleccion</text:p>
          <text:p text:style-name="P1">Partid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line-skew="-0.585cm" svg:x1="10cm" svg:y1="5cm" svg:x2="9.98cm" svg:y2="7.97cm" draw:start-shape="id18" draw:start-glue-point="2" draw:end-shape="id19" draw:end-glue-point="4" svg:d="m10000 5000v900h-20v2070" svg:viewBox="0 0 21 2971">
          <text:p/>
        </draw:connector>
        <draw:connector draw:style-name="gr2" draw:text-style-name="P1" draw:layer="layout" draw:line-skew="-0.429cm" svg:x1="7.93cm" svg:y1="10.47cm" svg:x2="8cm" svg:y2="4cm" draw:start-shape="id19" draw:start-glue-point="5" draw:end-shape="id18" draw:end-glue-point="3" svg:d="m7930 10470h-930v-6470h1000" svg:viewBox="0 0 1001 6471">
          <text:p/>
        </draw:connector>
        <draw:custom-shape draw:style-name="gr1" draw:text-style-name="P1" xml:id="id20" draw:id="id20" draw:layer="layout" svg:width="4cm" svg:height="2cm" svg:x="4cm" svg:y="15cm">
          <text:p text:style-name="P1">Juego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98cm" svg:y1="12.97cm" svg:x2="6cm" svg:y2="15cm" draw:start-shape="id19" draw:start-glue-point="6" draw:end-shape="id20" draw:end-glue-point="0" svg:d="m9980 12970v1016h-3980v1014" svg:viewBox="0 0 3981 2031">
          <text:p/>
        </draw:connector>
        <draw:custom-shape draw:style-name="gr1" draw:text-style-name="P1" xml:id="id21" draw:id="id21" draw:layer="layout" svg:width="4.1cm" svg:height="5cm" svg:x="11.9cm" svg:y="14cm">
          <text:p text:style-name="P1">Confirma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2.03cm" svg:y1="10.47cm" svg:x2="13.95cm" svg:y2="14cm" draw:start-shape="id19" draw:start-glue-point="7" draw:end-shape="id21" draw:end-glue-point="4" svg:d="m12030 10470h1920v3530" svg:viewBox="0 0 1921 3531">
          <text:p/>
        </draw:connector>
        <draw:frame draw:style-name="gr5" draw:layer="layout" svg:width="2cm" svg:height="1.173cm" svg:x="5cm" svg:y="6.601cm">
          <draw:text-box>
            <text:p>Back</text:p>
          </draw:text-box>
        </draw:frame>
        <draw:frame draw:style-name="gr5" draw:layer="layout" svg:width="2cm" svg:height="1.173cm" svg:x="6.1cm" svg:y="12.827cm">
          <draw:text-box>
            <text:p>Load</text:p>
          </draw:text-box>
        </draw:frame>
        <draw:connector draw:style-name="gr2" draw:text-style-name="P1" draw:layer="layout" svg:x1="16cm" svg:y1="16.5cm" svg:x2="9.98cm" svg:y2="7.97cm" draw:start-shape="id21" draw:start-glue-point="7" draw:end-shape="id19" draw:end-glue-point="4" svg:d="m16000 16500h502v-9031h-6522v501" svg:viewBox="0 0 6523 9032">
          <text:p/>
        </draw:connector>
        <draw:connector draw:style-name="gr2" draw:text-style-name="P1" draw:layer="layout" draw:line-skew="0cm 1.498cm -0.869cm" svg:x1="13.95cm" svg:y1="19cm" svg:x2="9.98cm" svg:y2="7.97cm" draw:start-shape="id21" draw:start-glue-point="6" draw:end-shape="id19" draw:end-glue-point="4" svg:d="m13950 19000v502h4050v-12902h-8020v1370" svg:viewBox="0 0 8021 12903">
          <text:p/>
        </draw:connector>
        <draw:frame draw:style-name="gr6" draw:layer="layout" svg:width="1.3cm" svg:height="1.15cm" svg:x="15.6cm" svg:y="15.05cm">
          <draw:text-box>
            <text:p>si</text:p>
          </draw:text-box>
        </draw:frame>
        <draw:frame draw:style-name="gr7" draw:layer="layout" svg:width="1.4cm" svg:height="0.962cm" svg:x="14cm" svg:y="18.7cm">
          <draw:text-box>
            <text:p>no</text:p>
          </draw:text-box>
        </draw:frame>
        <draw:frame draw:style-name="gr8" draw:layer="layout" svg:width="2.4cm" svg:height="0.962cm" svg:x="12.2cm" svg:y="9.5cm">
          <draw:text-box>
            <text:p>Delete</text:p>
          </draw:text-box>
        </draw:frame>
        <draw:frame draw:style-name="gr5" draw:layer="layout" svg:width="2.5cm" svg:height="1.673cm" svg:x="7.5cm" svg:y="5cm">
          <draw:text-box>
            <text:p>Load Game</text:p>
          </draw:text-box>
        </draw:frame>
      </draw:page>
      <draw:page draw:name="page4" draw:style-name="dp1" draw:master-page-name="Predeterminado">
        <draw:frame draw:style-name="gr4" draw:layer="layout" svg:width="6.3cm" svg:height="0.962cm" svg:x="4cm" svg:y="1.238cm">
          <draw:text-box>
            <text:p>MENU OPCIOENS</text:p>
          </draw:text-box>
        </draw:frame>
        <draw:custom-shape draw:style-name="gr1" draw:text-style-name="P1" xml:id="id22" draw:id="id22" draw:layer="layout" svg:width="4cm" svg:height="2cm" svg:x="8cm" svg:y="3cm">
          <text:p text:style-name="P1">Menu </text:p>
          <text:p text:style-name="P1">Principal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4.1cm" svg:height="5cm" svg:x="7.9cm" svg:y="7.1cm">
          <text:p text:style-name="P1">Menu </text:p>
          <text:p text:style-name="P1">Opcion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0cm" svg:y1="5cm" svg:x2="9.95cm" svg:y2="7.1cm" draw:start-shape="id22" draw:start-glue-point="2" draw:end-shape="id23" draw:end-glue-point="4" svg:d="m10000 5000v1050h-50v1050" svg:viewBox="0 0 51 2101">
          <text:p/>
        </draw:connector>
        <draw:frame draw:style-name="gr5" draw:layer="layout" svg:width="2cm" svg:height="1.173cm" svg:x="4.9cm" svg:y="7.427cm">
          <draw:text-box>
            <text:p>Back</text:p>
          </draw:text-box>
        </draw:frame>
        <draw:frame draw:style-name="gr5" draw:layer="layout" svg:width="4.1cm" svg:height="1.173cm" svg:x="10.2cm" svg:y="5.3cm">
          <draw:text-box>
            <text:p>Options</text:p>
          </draw:text-box>
        </draw:frame>
        <draw:connector draw:style-name="gr2" draw:text-style-name="P1" draw:layer="layout" draw:line-skew="1.498cm" svg:x1="12cm" svg:y1="9.6cm" svg:x2="12cm" svg:y2="4cm" draw:start-shape="id23" draw:start-glue-point="7" draw:end-shape="id22" draw:end-glue-point="1" svg:d="m12000 9600h2000v-5600h-2000" svg:viewBox="0 0 2001 5601">
          <text:p/>
        </draw:connector>
        <draw:frame draw:style-name="gr5" draw:layer="layout" svg:width="2cm" svg:height="1.173cm" svg:x="14.1cm" svg:y="7.1cm">
          <draw:text-box>
            <text:p>Ok</text:p>
          </draw:text-box>
        </draw:frame>
      </draw:page>
      <draw:page draw:name="page5" draw:style-name="dp1" draw:master-page-name="Predeterminado">
        <draw:frame draw:style-name="gr4" draw:layer="layout" svg:width="6.3cm" svg:height="0.962cm" svg:x="4cm" svg:y="1.238cm">
          <draw:text-box>
            <text:p>MENU CREDITOS</text:p>
          </draw:text-box>
        </draw:frame>
        <draw:custom-shape draw:style-name="gr1" draw:text-style-name="P1" xml:id="id24" draw:id="id24" draw:layer="layout" svg:width="4cm" svg:height="2cm" svg:x="8cm" svg:y="3cm">
          <text:p text:style-name="P1">Menu </text:p>
          <text:p text:style-name="P1">Principal</text:p>
          <draw:enhanced-geometry svg:viewBox="0 0 21600 21600" draw:type="rectangle" draw:enhanced-path="M 0 0 L 21600 0 21600 21600 0 21600 0 0 Z N"/>
        </draw:custom-shape>
        <draw:frame draw:style-name="gr5" draw:layer="layout" svg:width="2cm" svg:height="1.173cm" svg:x="4.8cm" svg:y="5.6cm">
          <draw:text-box>
            <text:p>Skip</text:p>
          </draw:text-box>
        </draw:frame>
        <draw:frame draw:style-name="gr5" draw:layer="layout" svg:width="4.1cm" svg:height="1.173cm" svg:x="10.1cm" svg:y="5.727cm">
          <draw:text-box>
            <text:p>Credits</text:p>
          </draw:text-box>
        </draw:frame>
        <draw:custom-shape draw:style-name="gr1" draw:text-style-name="P1" xml:id="id25" draw:id="id25" draw:layer="layout" svg:width="4cm" svg:height="2cm" svg:x="8cm" svg:y="8cm">
          <text:p text:style-name="P1">Video </text:p>
          <text:p text:style-name="P1">Presentacio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cm" svg:y1="5cm" svg:x2="10cm" svg:y2="8cm" draw:start-shape="id24" draw:start-glue-point="2" draw:end-shape="id25" draw:end-glue-point="0" svg:d="m10000 5000v3000" svg:viewBox="0 0 1 3001">
          <text:p/>
        </draw:connector>
        <draw:connector draw:style-name="gr2" draw:text-style-name="P1" draw:layer="layout" draw:line-skew="-0.499cm" svg:x1="8cm" svg:y1="9cm" svg:x2="8cm" svg:y2="4cm" draw:start-shape="id25" draw:start-glue-point="3" draw:end-shape="id24" draw:end-glue-point="3" svg:d="m8000 9000h-1000v-5000h1000" svg:viewBox="0 0 1001 5001">
          <text:p/>
        </draw:connector>
        <draw:connector draw:style-name="gr2" draw:text-style-name="P1" draw:layer="layout" draw:line-skew="0.499cm 1.499cm" svg:x1="10cm" svg:y1="10cm" svg:x2="12cm" svg:y2="4cm" draw:start-shape="id25" draw:start-glue-point="2" draw:end-shape="id24" draw:end-glue-point="1" svg:d="m10000 10000v1000h4000v-7000h-2000" svg:viewBox="0 0 4001 7001">
          <text:p/>
        </draw:connector>
      </draw:page>
      <draw:page draw:name="page6" draw:style-name="dp1" draw:master-page-name="Predeterminado">
        <draw:frame draw:style-name="gr4" draw:layer="layout" svg:width="6.3cm" svg:height="0.962cm" svg:x="4cm" svg:y="1.238cm">
          <draw:text-box>
            <text:p>MENU HELP</text:p>
          </draw:text-box>
        </draw:frame>
        <draw:custom-shape draw:style-name="gr1" draw:text-style-name="P1" xml:id="id26" draw:id="id26" draw:layer="layout" svg:width="4cm" svg:height="2cm" svg:x="8cm" svg:y="3cm">
          <text:p text:style-name="P1">Menu </text:p>
          <text:p text:style-name="P1">Principal</text:p>
          <draw:enhanced-geometry svg:viewBox="0 0 21600 21600" draw:type="rectangle" draw:enhanced-path="M 0 0 L 21600 0 21600 21600 0 21600 0 0 Z N"/>
        </draw:custom-shape>
        <draw:custom-shape draw:style-name="gr1" draw:text-style-name="P1" xml:id="id27" draw:id="id27" draw:layer="layout" svg:width="4.1cm" svg:height="5cm" svg:x="7.9cm" svg:y="7.1cm">
          <text:p text:style-name="P1">Menu </text:p>
          <text:p text:style-name="P1">Hel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0cm" svg:y1="5cm" svg:x2="9.95cm" svg:y2="7.1cm" draw:start-shape="id26" draw:start-glue-point="2" draw:end-shape="id27" draw:end-glue-point="4" svg:d="m10000 5000v1050h-50v1050" svg:viewBox="0 0 51 2101">
          <text:p/>
        </draw:connector>
        <draw:connector draw:style-name="gr2" draw:text-style-name="P1" draw:layer="layout" draw:line-skew="-0.399cm" svg:x1="7.9cm" svg:y1="9.6cm" svg:x2="8cm" svg:y2="4cm" draw:start-shape="id27" draw:start-glue-point="5" draw:end-shape="id26" draw:end-glue-point="3" svg:d="m7900 9600h-900v-5600h1000" svg:viewBox="0 0 1001 5601">
          <text:p/>
        </draw:connector>
        <draw:frame draw:style-name="gr5" draw:layer="layout" svg:width="2cm" svg:height="1.173cm" svg:x="4.9cm" svg:y="7.427cm">
          <draw:text-box>
            <text:p>Back</text:p>
          </draw:text-box>
        </draw:frame>
        <draw:frame draw:style-name="gr5" draw:layer="layout" svg:width="4.1cm" svg:height="1.173cm" svg:x="10.2cm" svg:y="5.3cm">
          <draw:text-box>
            <text:p>Help</text:p>
          </draw:text-box>
        </draw:frame>
      </draw:page>
      <draw:page draw:name="page7" draw:style-name="dp1" draw:master-page-name="Predeterminado">
        <draw:custom-shape draw:style-name="gr9" draw:text-style-name="P1" draw:layer="layout" svg:width="13cm" svg:height="8.3cm" svg:x="4.001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cm" svg:height="4.9cm" svg:x="7.801cm" svg:y="4.7cm">
          <text:p text:style-name="P1">LO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cm" svg:height="0.9cm" svg:x="4.501cm" svg:y="9.9cm">
          <text:p text:style-name="P1">J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7cm" svg:height="0.9cm" svg:x="7.401cm" svg:y="9.9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7cm" svg:height="0.9cm" svg:x="11.101cm" svg:y="9.9cm">
          <text:p text:style-name="P1">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7cm" svg:height="0.9cm" svg:x="14.001cm" svg:y="9.9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6cm" svg:height="0.5cm" svg:x="16.401cm" svg:y="3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6.3cm" svg:height="0.962cm" svg:x="4.001cm" svg:y="2cm">
          <draw:text-box>
            <text:p>MENU PRINCIPAL</text:p>
          </draw:text-box>
        </draw:frame>
        <draw:custom-shape draw:style-name="gr9" draw:text-style-name="P1" draw:layer="layout" svg:width="13cm" svg:height="8.3cm" svg:x="4.001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cm" svg:height="5cm" svg:x="4.501cm" svg:y="14.1cm">
          <text:p text:style-name="P1">P?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9cm" svg:height="5cm" svg:x="13.001cm" svg:y="14.2cm">
          <text:p text:style-name="P1">P?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layer="layout" svg:width="6.3cm" svg:height="0.962cm" svg:x="4.001cm" svg:y="12cm">
          <draw:text-box>
            <text:p>Seleccion Personaje</text:p>
          </draw:text-box>
        </draw:frame>
        <draw:custom-shape draw:style-name="gr9" draw:text-style-name="P1" draw:layer="layout" svg:width="13cm" svg:height="8.3cm" svg:x="4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cm" svg:height="5cm" svg:x="4.5cm" svg:y="14.1cm">
          <text:p text:style-name="P1">P1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9cm" svg:height="5cm" svg:x="13cm" svg:y="14.2cm">
          <text:p text:style-name="P1">P2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layer="layout" svg:width="6.3cm" svg:height="0.962cm" svg:x="4cm" svg:y="12cm">
          <draw:text-box>
            <text:p>Selección Personaje</text:p>
          </draw:text-box>
        </draw:frame>
        <draw:custom-shape draw:style-name="gr1" draw:text-style-name="P1" draw:layer="layout" svg:width="2cm" svg:height="0.9cm" svg:x="8.6cm" svg:y="20.3cm">
          <text:p text:style-name="P1">Atrá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6cm" svg:height="0.5cm" svg:x="4cm" svg:y="3cm">
          <text:p text:style-name="P1">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8" draw:style-name="dp1" draw:master-page-name="Predeterminado">
        <draw:custom-shape draw:style-name="gr9" draw:text-style-name="P1" draw:layer="layout" svg:width="13cm" svg:height="8.3cm" svg:x="4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cm" svg:height="5cm" svg:x="4.5cm" svg:y="4.1cm">
          <text:p text:style-name="P1">P?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9cm" svg:height="5cm" svg:x="13cm" svg:y="4.2cm">
          <text:p text:style-name="P1">P?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layer="layout" svg:width="7.3cm" svg:height="0.962cm" svg:x="4cm" svg:y="2cm">
          <draw:text-box>
            <text:p>Informacion Personaje</text:p>
          </draw:text-box>
        </draw:frame>
        <draw:custom-shape draw:style-name="gr9" draw:text-style-name="P1" draw:layer="layout" svg:width="13cm" svg:height="8.3cm" svg:x="3.999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cm" svg:height="5cm" svg:x="4.9cm" svg:y="4.1cm">
          <text:p text:style-name="P1">P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.1cm" svg:height="6.7cm" svg:x="10.1cm" svg:y="3.2cm">
          <text:p text:style-name="P1">Descripc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cm" svg:height="0.9cm" svg:x="10.1cm" svg:y="10.2cm">
          <text:p text:style-name="P1">Pl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0.9cm" svg:x="7.3cm" svg:y="10.2cm">
          <text:p text:style-name="P1">Ba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3cm" svg:height="8.3cm" svg:x="4.001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cm" svg:height="5cm" svg:x="4.501cm" svg:y="14.1cm">
          <text:p text:style-name="P1">P?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9cm" svg:height="5cm" svg:x="13.001cm" svg:y="14.2cm">
          <text:p text:style-name="P1">P?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layer="layout" svg:width="7.3cm" svg:height="0.962cm" svg:x="4.001cm" svg:y="12cm">
          <draw:text-box>
            <text:p>Juego</text:p>
          </draw:text-box>
        </draw:frame>
        <draw:custom-shape draw:style-name="gr9" draw:text-style-name="P1" draw:layer="layout" svg:width="13cm" svg:height="8.3cm" svg:x="4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9cm" svg:x="9.6cm" svg:y="17.3cm">
          <text:p text:style-name="P1">P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6cm" svg:height="0.8cm" svg:x="5.1cm" svg:y="13.3cm">
          <text:p text:style-name="P1">Vid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0.7cm" svg:x="9.8cm" svg:y="13.3cm">
          <text:p text:style-name="P1">S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cm" svg:height="1.8cm" svg:x="4.4cm" svg:y="19.3cm">
          <text:p text:style-name="P1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cm" svg:height="0.7cm" svg:x="14.6cm" svg:y="20.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cm" svg:height="0.7cm" svg:x="15.7cm" svg:y="19.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7cm" svg:x="4.1cm" svg:y="14.6cm">
          <text:p text:style-name="P1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6cm" svg:height="0.7cm" svg:x="4.8cm" svg:y="14.6cm">
          <text:p text:style-name="P1">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3cm" svg:height="1.5cm" svg:x="4.1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9" draw:style-name="dp1" draw:master-page-name="Predeterminado">
        <draw:custom-shape draw:style-name="gr9" draw:text-style-name="P1" draw:layer="layout" svg:width="13cm" svg:height="8.3cm" svg:x="3.999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cm" svg:height="5cm" svg:x="4.499cm" svg:y="4.1cm">
          <text:p text:style-name="P1">P?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9cm" svg:height="5cm" svg:x="12.999cm" svg:y="4.2cm">
          <text:p text:style-name="P1">P?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layer="layout" svg:width="7.3cm" svg:height="0.962cm" svg:x="3.999cm" svg:y="2cm">
          <draw:text-box>
            <text:p>Puntuación</text:p>
          </draw:text-box>
        </draw:frame>
        <draw:custom-shape draw:style-name="gr9" draw:text-style-name="P1" draw:layer="layout" svg:width="13cm" svg:height="8.3cm" svg:x="3.998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cm" svg:height="5cm" svg:x="4.498cm" svg:y="4.1cm">
          <text:p text:style-name="P1">P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599cm" svg:height="5.8cm" svg:x="8.1cm" svg:y="3.6cm">
          <text:p text:style-name="P1">Puntuació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599cm" svg:height="1.3cm" svg:x="14.101cm" svg:y="9.8cm">
          <text:p text:style-name="P1">Sig</text:p>
          <text:p text:style-name="P1">Misió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0.9cm" svg:x="4.299cm" svg:y="10.2cm">
          <text:p text:style-name="P1">Menú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3cm" svg:height="8.3cm" svg:x="4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cm" svg:height="5cm" svg:x="4.5cm" svg:y="14.1cm">
          <text:p text:style-name="P1">P?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9cm" svg:height="5cm" svg:x="13cm" svg:y="14.2cm">
          <text:p text:style-name="P1">P?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layer="layout" svg:width="7.3cm" svg:height="0.962cm" svg:x="4cm" svg:y="12cm">
          <draw:text-box>
            <text:p>Menú Load</text:p>
          </draw:text-box>
        </draw:frame>
        <draw:custom-shape draw:style-name="gr9" draw:text-style-name="P1" draw:layer="layout" svg:width="13cm" svg:height="8.3cm" svg:x="3.999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5cm" svg:height="1.4cm" svg:x="4.4cm" svg:y="13.8cm">
          <text:p text:style-name="P1">Partid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2.5cm" svg:height="1.4cm" svg:x="4.4cm" svg:y="15.2cm">
          <text:p text:style-name="P1">Partid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2.5cm" svg:height="1.4cm" svg:x="4.4cm" svg:y="16.6cm">
          <text:p text:style-name="P1">Partid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2.5cm" svg:height="1.4cm" svg:x="4.4cm" svg:y="18cm">
          <text:p text:style-name="P1">Partid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0.9cm" svg:x="7.2cm" svg:y="20.2cm">
          <text:p text:style-name="P1">Atrá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cm" svg:height="0.9cm" svg:x="9.3cm" svg:y="20.2cm">
          <text:p text:style-name="P1">Carg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5cm" svg:height="0.9cm" svg:x="11.6cm" svg:y="20.2cm">
          <text:p text:style-name="P1">Elimin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0" draw:style-name="dp1" draw:master-page-name="Predeterminado">
        <draw:custom-shape draw:style-name="gr9" draw:text-style-name="P1" draw:layer="layout" svg:width="13cm" svg:height="8.3cm" svg:x="3.998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cm" svg:height="5cm" svg:x="4.498cm" svg:y="4.1cm">
          <text:p text:style-name="P1">P?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9cm" svg:height="5cm" svg:x="12.998cm" svg:y="4.2cm">
          <text:p text:style-name="P1">P?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layer="layout" svg:width="7.3cm" svg:height="0.962cm" svg:x="3.998cm" svg:y="2cm">
          <draw:text-box>
            <text:p>Menú Opciones</text:p>
          </draw:text-box>
        </draw:frame>
        <draw:custom-shape draw:style-name="gr9" draw:text-style-name="P1" draw:layer="layout" svg:width="13cm" svg:height="8.3cm" svg:x="3.997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cm" svg:height="3.2cm" svg:x="4.2cm" svg:y="3.2cm">
          <text:p text:style-name="P1">Jueg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3cm" svg:height="8.3cm" svg:x="3.999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cm" svg:height="5cm" svg:x="4.499cm" svg:y="14.1cm">
          <text:p text:style-name="P1">P?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9cm" svg:height="5cm" svg:x="12.999cm" svg:y="14.2cm">
          <text:p text:style-name="P1">P?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layer="layout" svg:width="7.3cm" svg:height="0.962cm" svg:x="3.999cm" svg:y="12cm">
          <draw:text-box>
            <text:p>Menú Help</text:p>
          </draw:text-box>
        </draw:frame>
        <draw:custom-shape draw:style-name="gr9" draw:text-style-name="P1" draw:layer="layout" svg:width="13cm" svg:height="8.3cm" svg:x="3.998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cm" svg:height="3.3cm" svg:x="4.3cm" svg:y="6.6cm">
          <text:p text:style-name="P1">Moni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3cm" svg:height="3.3cm" svg:x="11.401cm" svg:y="6.666cm">
          <text:p text:style-name="P1">Sistem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3cm" svg:height="3.1cm" svg:x="11.4cm" svg:y="3.3cm">
          <text:p text:style-name="P1">Sonid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0.9cm" svg:x="9.5cm" svg:y="10.2cm">
          <text:p text:style-name="P1">O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0.9cm" svg:x="5.4cm" svg:y="20.2cm">
          <text:p text:style-name="P1">Atrá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0.9cm" svg:x="7.9cm" svg:y="20.2cm">
          <text:p text:style-name="P1">Arm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6cm" svg:height="0.9cm" svg:x="10.4cm" svg:y="20.2cm">
          <text:p text:style-name="P1">Blindaj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4cm" svg:height="0.9cm" svg:x="13.4cm" svg:y="20.2cm">
          <text:p text:style-name="P1">Objet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2cm" svg:height="5.5cm" svg:x="5.1cm" svg:y="14.2cm">
          <text:p text:style-name="P1">Dibuj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8cm" svg:height="5.5cm" svg:x="9.2cm" svg:y="14.2cm">
          <text:p text:style-name="P1">Descripció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ni </meta:initial-creator>
    <meta:creation-date>2013-03-25T17:45:26</meta:creation-date>
    <dc:date>2013-05-26T18:45:40</dc:date>
    <dc:creator>toni </dc:creator>
    <meta:editing-duration>PT43M30S</meta:editing-duration>
    <meta:editing-cycles>20</meta:editing-cycles>
    <meta:generator>LibreOffice/3.5$Linux_x86 LibreOffice_project/350m1$Build-2</meta:generator>
    <meta:document-statistic meta:object-count="165"/>
  </office:meta>
</office:document-meta>
</file>